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00c6c1"/>
    </style:style>
    <style:style style:name="P2" style:family="paragraph" style:parent-style-name="Text_20_body">
      <style:text-properties officeooo:paragraph-rsid="0000c6c1"/>
    </style:style>
    <style:style style:name="P3" style:family="paragraph" style:parent-style-name="Text_20_body">
      <style:text-properties officeooo:rsid="0000c6c1" officeooo:paragraph-rsid="0000c6c1"/>
    </style:style>
    <style:style style:name="P4" style:family="paragraph" style:parent-style-name="Text_20_body">
      <style:text-properties officeooo:rsid="00012927" officeooo:paragraph-rsid="00012927"/>
    </style:style>
    <style:style style:name="P5" style:family="paragraph" style:parent-style-name="Text_20_body">
      <style:text-properties officeooo:rsid="00029a8f" officeooo:paragraph-rsid="00029a8f"/>
    </style:style>
    <style:style style:name="P6" style:family="paragraph" style:parent-style-name="Text_20_body">
      <style:text-properties officeooo:rsid="0003a542" officeooo:paragraph-rsid="0003a542"/>
    </style:style>
    <style:style style:name="P7" style:family="paragraph" style:parent-style-name="Text_20_body">
      <style:text-properties officeooo:rsid="00052663" officeooo:paragraph-rsid="00052663"/>
    </style:style>
    <style:style style:name="P8" style:family="paragraph" style:parent-style-name="Text_20_body">
      <style:text-properties officeooo:rsid="0006bd6b" officeooo:paragraph-rsid="0006bd6b"/>
    </style:style>
    <style:style style:name="P9" style:family="paragraph" style:parent-style-name="Text_20_body">
      <style:text-properties officeooo:rsid="0008803a" officeooo:paragraph-rsid="0008803a"/>
    </style:style>
    <style:style style:name="P10" style:family="paragraph" style:parent-style-name="Text_20_body" style:list-style-name="L1">
      <style:text-properties officeooo:rsid="00052663" officeooo:paragraph-rsid="0006bd6b"/>
    </style:style>
    <style:style style:name="P11" style:family="paragraph" style:parent-style-name="Text_20_body" style:list-style-name="L1">
      <style:text-properties officeooo:rsid="0006bd6b" officeooo:paragraph-rsid="0006bd6b"/>
    </style:style>
    <style:style style:name="P12" style:family="paragraph" style:parent-style-name="Text_20_body">
      <style:text-properties officeooo:rsid="0009876e" officeooo:paragraph-rsid="0009876e"/>
    </style:style>
    <style:style style:name="P13" style:family="paragraph" style:parent-style-name="Text_20_body" style:list-style-name="L2">
      <style:text-properties officeooo:rsid="0009876e" officeooo:paragraph-rsid="0009876e"/>
    </style:style>
    <style:style style:name="P14" style:family="paragraph" style:parent-style-name="Heading_20_1" style:master-page-name="MP0">
      <style:paragraph-properties style:page-number="auto" fo:break-before="page"/>
      <style:text-properties officeooo:paragraph-rsid="0000c6c1"/>
    </style:style>
    <style:style style:name="P15" style:family="paragraph" style:parent-style-name="Heading_20_2">
      <style:text-properties officeooo:paragraph-rsid="0000c6c1"/>
    </style:style>
    <style:style style:name="T1" style:family="text">
      <style:text-properties officeooo:rsid="0021683a"/>
    </style:style>
    <style:style style:name="T2" style:family="text">
      <style:text-properties officeooo:rsid="0000c6c1"/>
    </style:style>
    <style:style style:name="T3" style:family="text">
      <style:text-properties officeooo:rsid="00052663"/>
    </style:style>
    <style:style style:name="T4" style:family="text">
      <style:text-properties officeooo:rsid="0006bd6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Arduino 101 continuous <text:span text:style-name="T2">Dog Bowl </text:span>weight scale Project Diary</text:h>
      <text:p text:style-name="P1">Brad Needham</text:p>
      <text:p text:style-name="P1">Begun <text:span text:style-name="T2">July 16</text:span>, 2016</text:p>
      <text:p text:style-name="P1">Project blog at <text:span text:style-name="T2">TO DO</text:span></text:p>
      <text:p text:style-name="P1">@bneedhamia <text:span text:style-name="T1">on Twitter</text:span></text:p>
      <text:p text:style-name="P1"/>
      <text:h text:style-name="P15" text:outline-level="2">Summary</text:h>
      <text:p text:style-name="P3">I want to automatically weigh our dog’s water bowl, to be able to measure a) when and how much she drinks, and b) when we refill the bowl. <text:s/>The weight is (will be) measured by an Arduino 101 which reads a 10kg Load Cell via a Load Cell Amplifier, then transmits the result via BLE (Bluetooth Low Energy) to a Raspberry Pi gateway, which relays the data to the cloud via WiFi.</text:p>
      <text:p text:style-name="P3">Analysis of the raw weight data over time should show when Pippa drinks and when we refill her bowl. With a little more programming, I could add a low-water alarm based on the weight of the empty bowl – but running out of water doesn’t seem to be a problem for us.</text:p>
      <text:p text:style-name="P2"><text:span text:style-name="T2">This project is similar, technologically to my Dog Bed Weight Scale, </text:span><text:a xlink:type="simple" xlink:href="https://github.com/bneedhamia/CurieBLEWeightMonitor" text:style-name="Internet_20_link" text:visited-style-name="Visited_20_Internet_20_Link"><text:span text:style-name="T2">CurieBLEWeightMonitor</text:span></text:a><text:span text:style-name="T2">.</text:span></text:p>
      <text:h text:style-name="P15" text:outline-level="2">Status</text:h>
      <text:p text:style-name="P3">I’m just beginning the notes on the project. <text:s/>The project lies ahead.</text:p>
      <text:h text:style-name="P15" text:outline-level="2"><text:span text:style-name="T2">July 16</text:span>, 2016 – <text:span text:style-name="T2">It begins</text:span></text:h>
      <text:p text:style-name="P3">Just writing up basic notes so far.</text:p>
      <text:h text:style-name="Heading_20_2" text:outline-level="2">July 17, 2016 – Mechanical design thoughts</text:h>
      <text:p text:style-name="P4">I sketched up the mechanical connections of the Load Cell, based on the examples in Sparkfun’s Load Cell Amplifier HX711 Breakout Hookup Guide, at <text:a xlink:type="simple" xlink:href="https://learn.sparkfun.com/tutorials/load-cell-amplifier-hx711-breakout-hookup-guide" text:style-name="Internet_20_link" text:visited-style-name="Visited_20_Internet_20_Link">https://learn.sparkfun.com/tutorials/load-cell-amplifier-hx711-breakout-hookup-guide</text:a>.</text:p>
      <text:p text:style-name="P4">I noticed two challenges: 1) how to keep dog water-bowl water out of the electronics, and 2) if I use an outside edge to keep water out, how to assemble the whole thing?</text:p>
      <text:p text:style-name="P4">I decided to use MDF (Medium Density Fiberboard) as the main construction material, because MDF holds screws well, is nicely waterproof when properly finished/painted, and I have a lot of it left over from a failed attempt to make a CNC machine. <text:s/>A square box with an outside curtain should keep the water out of the electronics, and if I fasten it to the top with bolts, I should be able to assemble it after assembling the other parts.</text:p>
      <text:p text:style-name="P4">I’m not entirely happy with the decision to fasten the MDF with bolts – that’s a very expensive way of connecting it, and takes a lot of precision. <text:s/>After thinking about the design a bit, I realized that I can put an access hole in the center of the bottom piece, which will let me get a nut driver to the center Load bolts, which will let me assemble or remove the top part, with the glued-on curtain, as a final assembly step.</text:p>
      <text:h text:style-name="Heading_20_2" text:outline-level="2"><text:soft-page-break/>July 20, 2016 – Detailed mechanical design</text:h>
      <text:p text:style-name="P5">I decided that 3/4” MDF was way too thick for the project, and decided to go with 1/2” MDF. <text:s/>Bought a 2’x4’ sheet of 1/2” MDF and cut out a top (7” square) and bottom (5-1/2” square). <text:s/>I also bored a 1-1/8” access hole in the center of the bottom piece (see the mechanical notes).</text:p>
      <text:p text:style-name="P5">With the bottom piece cut out I roughly laid out the 3 parts of the circuit: the Load Cell, Load Cell Amplifier, and Arduino 101. <text:s/>I then picked a desired gap between the top and bottom MDF pieces – this gap needs to be large enough that no electrical parts from the circuit on the bottom piece touch the top piece. <text:s/>Using the gap, I then calculated what general height I want for the spacers that separate the Load Cell from the top and bottom MDF pieces.</text:p>
      <text:p text:style-name="P5">With all those numbers in place, and with the datasheet of the Load Cell, I worked out the hardware needed (bolts, nuts, spacers), and looked them up on McMaster-Carr.</text:p>
      <text:p text:style-name="P5">Once the parts arrive I can assemble the top, bottom, and Load Cell, then I can measure what height I want for the sides of this MDF box. <text:s/>The sides will fasten to the top to prevent spilled water from getting into the electronics.</text:p>
      <text:h text:style-name="Heading_20_2" text:outline-level="2">July 23, 2016 – Drilling mounting holes</text:h>
      <text:p text:style-name="P6">Today I drilled and counterbored the holes for the bolts and nuts that hold the Arduino and Load Cell Amplifier in place. <text:s/>Because the bowl scale is small enough to fit on the drill press, the process was easy (compared to drilling the mounting holes for the Bed scale load sensors).</text:p>
      <text:h text:style-name="Heading_20_2" text:outline-level="2">July 24, 2016 – A bit of research, <text:span text:style-name="T3">assembling connectors</text:span></text:h>
      <text:p text:style-name="P6">I had assumed that there isn’t a commercial BLE dog bowl scale. Today I happened to search for “water bowl scale” and was surprised to find a related product: Eyenimal Intelligent Pet Bowl (<text:a xlink:type="simple" xlink:href="https://www.teampetsupply.com/product/eyenimal-intelligent-pet-bowl-1-8-liters-black/" text:style-name="Internet_20_link" text:visited-style-name="Visited_20_Internet_20_Link">https://www.teampetsupply.com/product/eyenimal-intelligent-pet-bowl-1-8-liters-black/</text:a>). It’s a pet food bowl/scale to enable the owner to measure out the right amount of food. <text:s/>It’s not designed to either report the weight of the bowl or run continuously.</text:p>
      <text:p text:style-name="P7">Today I also crimped together the connectors that connect the Load Cell to the Load Cell Amplifier and the Load Cell Amplifier to the Arduino 101. I had a lot of trouble with the Load Cell wires because they are so thin – I probably should have soldered on some thicker wire that would accept the crimp connectors better.</text:p>
      <text:h text:style-name="Heading_20_2" text:outline-level="2">July 27, 2016 – McMaster-Carr parts arrived</text:h>
      <text:p text:style-name="P8">The final hardware (bolts, spacers, and nuts) arrived today. I enthusiastically marked out and drilled the final two holes in the bottom plate, then counterbored the first hole… and found I’d counterbored the wrong side, ruining the bottom plate. <text:s/>Back to Square One, I cut a new bottom plate and drilled and counterbored its holes. The only remaining woodworking to do on the bottom plate is to route out a channel in the bottom of that plate that will hold the USB or power cable without providing a channel for spilled water to get into the electronics.</text:p>
      <text:p text:style-name="P7">Next Steps:</text:p>
      <text:list xml:id="list3132804031472038357" text:style-name="L1">
        <text:list-item>
          <text:p text:style-name="P10"><text:soft-page-break/><text:span text:style-name="T4">Finish </text:span>assembl<text:span text:style-name="T4">ing</text:span> the Load Cell and top and bottom of the scale</text:p>
        </text:list-item>
        <text:list-item>
          <text:p text:style-name="P11">Test the finished scale.</text:p>
        </text:list-item>
        <text:list-item>
          <text:p text:style-name="P11">Disassemble the scale, paint all the wooden parts to protect them from water, and reassemble the scale.</text:p>
        </text:list-item>
      </text:list>
      <text:h text:style-name="Heading_20_2" text:outline-level="2">July 27, 2016 – Finishing the woodworking</text:h>
      <text:p text:style-name="P9">I drilled the last holes in the scale, routed a path for the USB/Power cable, glued the top parts together and painted part of the bottom part.</text:p>
      <text:h text:style-name="Heading_20_2" text:outline-level="2">July 30, 2016 – Final assembly and calibration</text:h>
      <text:p text:style-name="P12">Over the past few days I’ve been spray painting one wooden part or another, painting the top, then the underside of the top and bottom. <text:s/>Today all that paint is dry and the scale is ready to assemble.</text:p>
      <text:p text:style-name="P12">I fastened the parts using the bolts and screws, then turned on the scale with nothing sitting on top of it (just the fastened top plate), waited 20 minutes for the circuit to come to a stable temperature, and measured the Load Cell Amplifier output – that is the OFFSET calibration value. <text:s/>I then took a nominally 5 pound weight, measured it on a food scale and noted the weight, at 2.245 kg. <text:s/>I then placed the weight on the scale, waited ½ hour for the scale to stabilize, and measured the output again. <text:s/>Taking the difference divided by 2.245 kg gave me the SCALE; the Load Cell Amplifier units per kilogram.</text:p>
      <text:p text:style-name="P12">I did a quick test, measuring the weight of a full water bowl on the same food scale (1.168 kg), then placed that full bowl on the calibrated dog bowl scale and read the BLE output on my phone: 1.170 kg. <text:s/>So the bowl scale’s reading is just 2 grams higher than the food scale – that’s close enough for me! <text:s/>With that accuracy, I should be able to estimate how much water Pippa drinks from the bowl, and I might even be able to notice evaporation.</text:p>
      <text:p text:style-name="P12">Next Steps:</text:p>
      <text:list xml:id="list9143839141850685369" text:style-name="L2">
        <text:list-item>
          <text:p text:style-name="P13">Modify the CurieBLEWeightMonitor scalegateway Node.js code to read from the single-value Bowl Scale rather than reading the 5 weights from the Bed Scale. <text:s/>I plan to make a single gateway app able to read both devices at once – that’s the idea of using the Arduino 101 with BLE rather than putting a WiFi Raspberry Pi 3 in each device.</text:p>
        </text:list-item>
      </text:list>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in" loext:contextual-spacing="false" fo:hyphenation-ladder-count="no-limit"/>
      <style:text-properties fo:font-weight="bold" style:font-weight-asian="bold" style:font-weight-complex="bold" fo:hyphenate="false" fo:hyphenation-remain-char-count="2" fo:hyphenation-push-char-count="2"/>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6T17:00:19.000136706</meta:creation-date>
    <dc:date>2016-07-30T21:29:56.327000000</dc:date>
    <meta:editing-duration>PT1H5M24S</meta:editing-duration>
    <meta:editing-cycles>8</meta:editing-cycles>
    <meta:generator>LibreOffice/5.1.2.2$Windows_x86 LibreOffice_project/d3bf12ecb743fc0d20e0be0c58ca359301eb705f</meta:generator>
    <meta:document-statistic meta:table-count="0" meta:image-count="0" meta:object-count="0" meta:page-count="3" meta:paragraph-count="42" meta:word-count="1296" meta:character-count="7269" meta:non-whitespace-character-count="5985"/>
  </office:meta>
</office:document-meta>
</file>